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003" officeooo:paragraph-rsid="001f0003"/>
    </style:style>
    <style:style style:name="P2" style:family="paragraph" style:parent-style-name="Standard">
      <style:text-properties style:font-name="Century Schoolbook L" fo:font-size="12pt" style:font-size-asian="12pt" style:font-size-complex="12pt"/>
    </style:style>
    <style:style style:name="P3" style:family="paragraph" style:parent-style-name="Standard">
      <style:text-properties style:font-name="Century Schoolbook L" fo:font-size="12pt" officeooo:rsid="00208791" officeooo:paragraph-rsid="00208791" style:font-size-asian="12pt" style:font-size-complex="12pt"/>
    </style:style>
    <style:style style:name="P4" style:family="paragraph" style:parent-style-name="Standard">
      <style:text-properties style:font-name="Century Schoolbook L" fo:font-size="12pt" officeooo:paragraph-rsid="00208791" style:font-size-asian="12pt" style:font-size-complex="12pt"/>
    </style:style>
    <style:style style:name="P5" style:family="paragraph" style:parent-style-name="Standard">
      <style:text-properties officeooo:rsid="00208791" officeooo:paragraph-rsid="00208791"/>
    </style:style>
    <style:style style:name="P6" style:family="paragraph" style:parent-style-name="Text_20_body">
      <style:text-properties style:font-name="Century Schoolbook L"/>
    </style:style>
    <style:style style:name="P7" style:family="paragraph" style:parent-style-name="Text_20_body">
      <style:text-properties style:font-name="Century Schoolbook L" officeooo:rsid="00208791" officeooo:paragraph-rsid="00208791"/>
    </style:style>
    <style:style style:name="P8" style:family="paragraph" style:parent-style-name="Standard">
      <style:text-properties style:font-name="Century Schoolbook L" fo:font-size="12pt" officeooo:rsid="00208791" officeooo:paragraph-rsid="00208791" style:font-size-asian="12pt" style:font-size-complex="12pt"/>
    </style:style>
    <style:style style:name="P9" style:family="paragraph" style:parent-style-name="Standard">
      <style:text-properties style:font-name="Century Schoolbook L" fo:font-size="12pt" officeooo:rsid="00208791" officeooo:paragraph-rsid="00226a3f" style:font-size-asian="12pt" style:font-size-complex="12pt"/>
    </style:style>
    <style:style style:name="P10" style:family="paragraph" style:parent-style-name="Standard">
      <style:text-properties style:font-name="Century Schoolbook L" fo:font-size="12pt" officeooo:paragraph-rsid="00226a3f" style:font-size-asian="12pt" style:font-size-complex="12pt"/>
    </style:style>
    <style:style style:name="P11" style:family="paragraph" style:parent-style-name="Standard">
      <style:text-properties officeooo:rsid="001f0003" officeooo:paragraph-rsid="001f0003"/>
    </style:style>
    <style:style style:name="P12" style:family="paragraph" style:parent-style-name="Standard">
      <style:text-properties officeooo:rsid="001f0003" officeooo:paragraph-rsid="00226a3f"/>
    </style:style>
    <style:style style:name="P13" style:family="paragraph" style:parent-style-name="Standard">
      <style:text-properties officeooo:rsid="00226a3f" officeooo:paragraph-rsid="00226a3f"/>
    </style:style>
    <style:style style:name="P14" style:family="paragraph" style:parent-style-name="Standard">
      <style:text-properties officeooo:paragraph-rsid="001f0003"/>
    </style:style>
    <style:style style:name="P15" style:family="paragraph" style:parent-style-name="Standard">
      <style:text-properties officeooo:paragraph-rsid="00208791"/>
    </style:style>
    <style:style style:name="P16" style:family="paragraph" style:parent-style-name="Text_20_body">
      <style:text-properties style:font-name="Century Schoolbook L" officeooo:rsid="001ff3a8"/>
    </style:style>
    <style:style style:name="P17" style:family="paragraph" style:parent-style-name="Text_20_body">
      <style:text-properties style:font-name="Century Schoolbook L" officeooo:rsid="001ff3a8" officeooo:paragraph-rsid="00226a3f"/>
    </style:style>
    <style:style style:name="P18" style:family="paragraph" style:parent-style-name="Text_20_body">
      <style:text-properties style:font-name="Century Schoolbook L" officeooo:rsid="00208791"/>
    </style:style>
    <style:style style:name="P19" style:family="paragraph" style:parent-style-name="Text_20_body">
      <style:text-properties style:font-name="Century Schoolbook L" officeooo:rsid="00208791" officeooo:paragraph-rsid="00226a3f"/>
    </style:style>
    <style:style style:name="P20" style:family="paragraph" style:parent-style-name="Text_20_body">
      <style:text-properties style:font-name="Century Schoolbook L" officeooo:paragraph-rsid="00226a3f"/>
    </style:style>
    <style:style style:name="T1" style:family="text">
      <style:text-properties officeooo:rsid="001ff3a8"/>
    </style:style>
    <style:style style:name="T2" style:family="text">
      <style:text-properties officeooo:rsid="00208791"/>
    </style:style>
    <style:style style:name="T3" style:family="text">
      <style:text-properties officeooo:rsid="00226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ίνακας Περιεχομένων Διπλωματικής-Μια πρόχειρη σκέψη:</text:p>
      <text:p text:style-name="P1"/>
      <text:p text:style-name="P1">Κεφάλαιο #1:<text:tab/>Εισαγωγή </text:p>
      <text:p text:style-name="P1"/>
      <text:p text:style-name="P13">Μια περίληψη της διπλωματικής εργασίας</text:p>
      <text:p text:style-name="P1"/>
      <text:p text:style-name="P14"/>
      <text:p text:style-name="P1">Κεφάλαιο #2:<text:tab/>Αλγόριθμοι και STORM <text:span text:style-name="T3">+ Προηγούμενες Μελέτες </text:span></text:p>
      <text:p text:style-name="P1"/>
      <text:p text:style-name="P12">Προηγούμενες Μελέτες πάνω στο θέμα:</text:p>
      <text:p text:style-name="P12"/>
      <text:p text:style-name="P20"><text:span text:style-name="T2">I.</text:span>Identifying Authorities in Online Communities-<text:span text:style-name="T1">http://tist.acm.org/papers/ACM-TIST-V6N3-TIST-2014-02-0057.R2.pdf</text:span></text:p>
      <text:p text:style-name="P20"><text:span text:style-name="T2">ii.</text:span>Why We Twitter: Understanding Microblogging Usage and Communities</text:p>
      <text:p text:style-name="P17">-http://aisl.umbc.edu/resources/369.pdf</text:p>
      <text:p text:style-name="P20"><text:span text:style-name="T2">iii.</text:span>Tweeting is Believing? Understanding Microblog Credibility Perceptions</text:p>
      <text:p text:style-name="P19">-http://www.msr-waypoint.com/pubs/155374/tweet_credibility_cscw2012.pdf</text:p>
      <text:p text:style-name="P19">iv.Identifying topical authorities on microblogs</text:p>
      <text:p text:style-name="P9">v.Cognos: Crowdsourcing Search for</text:p>
      <text:p text:style-name="P10"/>
      <text:p text:style-name="P10"><text:span text:style-name="T2">vi.</text:span>Topic Experts in Microblogs </text:p>
      <text:p text:style-name="P9">http://www.ccs.neu.edu/home/cbw/5750/papers/twitter_wtf.pdf</text:p>
      <text:p text:style-name="P10"/>
      <text:p text:style-name="P10"><text:span text:style-name="T2">vii.</text:span>Wikipedia-based Topic Clustering for Microblogs -<text:span text:style-name="T2">https://asis.org/asist2011/proceedings/submissions/186_FINAL_SUBMISSION.pdf</text:span></text:p>
      <text:p text:style-name="P10"/>
      <text:p text:style-name="P9">viii.Mining Topical Influencers Based on the </text:p>
      <text:p text:style-name="P10">Multi-Relational Network in </text:p>
      <text:p text:style-name="P10">Micro-Blogging Sites-<text:span text:style-name="T2">http://www.chinacommunications.cn/fileup/PDF/2013-10-1-008.pdf</text:span></text:p>
      <text:p text:style-name="P12"/>
      <text:p text:style-name="P15"><text:span text:style-name="T2">Identifying topical authorities using online streaming data </text:span></text:p>
      <text:p text:style-name="P5"/>
      <text:p text:style-name="P1"/>
      <text:p text:style-name="P1">Αλγόριθμοι:<text:tab/>kmeans -kmeans for online clustering </text:p>
      <text:p text:style-name="P1"><text:tab/><text:tab/>fuzzy c means-fuzzy means for online clustering</text:p>
      <text:p text:style-name="P1"><text:tab/><text:tab/>EM Algorithm for online clustering </text:p>
      <text:p text:style-name="P1"><text:tab/><text:tab/>Fusion Lists and borda count </text:p>
      <text:p text:style-name="P1"/>
      <text:p text:style-name="P1"/>
      <text:p text:style-name="P1">Κεφάλαιο #3 : Υλοποιήση </text:p>
      <text:p text:style-name="P1"/>
      <text:p text:style-name="P1">Κεφάλαιο #4: Πειραματική Αξιολόγηση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4:08:42.652958355</meta:creation-date>
    <dc:date>2015-05-05T03:24:44.030970626</dc:date>
    <meta:editing-duration>PT10M26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25" meta:word-count="117" meta:character-count="1312" meta:non-whitespace-character-count="1203"/>
  </office:meta>
</office:document-meta>
</file>